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74.7mm"/>
    </style:style>
    <style:style style:name="co7" style:family="table-column">
      <style:table-column-properties fo:break-before="auto" style:column-width="67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style:vertical-align="top"/>
      <style:text-properties fo:color="#ff99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vertical-align="top"/>
      <style:text-properties fo:color="#ff99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8.99mm" svg:height="13.86mm" svg:x="282.66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1">
          <table:table-cell table:style-name="ce6" office:value-type="string" calcext:value-type="string">
            <text:p>Remind</text:p>
          </table:table-cell>
          <table:table-cell table:style-name="ce6" table:number-columns-repeated="2"/>
          <table:table-cell table:style-name="ce24" office:value-type="string" calcext:value-type="string">
            <text:p>Ctrl+Alt shortcuts must not be used on Windows, see <text:a xlink:href="https://en.wikipediy.org/wiki/AltGr_key" xlink:type="simple">https://en.wikipediy.org/wiki/AltGr_key</text:a> and YAT FR #359</text:p>
          </table:table-cell>
          <table:table-cell table:style-name="ce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OK, same</text:p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PredefinedContextMenu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Ctrl+D</text:p>
          </table:table-cell>
          <table:table-cell/>
          <table:table-cell table:style-name="ce27" office:value-type="string" calcext:value-type="string">
            <text:p>Delete the selected item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2 Shortcuts.D4:Shortcuts.D1048576">
            <calcext:condition calcext:apply-style-name="Fehler" calcext:value="duplicate" calcext:base-cell-address="Shortcuts.D1"/>
          </calcext:conditional-format>
          <calcext:conditional-format calcext:target-range-address="Shortcuts.D3:Shortcuts.D3">
            <calcext:condition calcext:apply-style-name="Fehler" calcext:value="duplicate" calcext:base-cell-address="Shortcuts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 style:data-style-name="N2" text:time-value="00:08:51.9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9-08-01T00:18:14.149000000</dc:date>
    <meta:editing-duration>PT5H3M58S</meta:editing-duration>
    <meta:editing-cycles>43</meta:editing-cycles>
    <meta:generator>LibreOffice/6.1.5.2$Windows_X86_64 LibreOffice_project/90f8dcf33c87b3705e78202e3df5142b201bd805</meta:generator>
    <meta:document-statistic meta:table-count="1" meta:cell-count="327" meta:object-count="0"/>
  </office:meta>
</office:document-meta>
</file>